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Implement<text:s/>detectTriggeredEvents<text:s/>function.</text:p>
      <text:p text:style-name="Standard">-Create new event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soft-page-break/>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soft-page-break/>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text:s/>and modules<text:s/>you can<text:s/>transform it into<text:s/>any object you desire. Inspired by Ltspice.</text:p>
      <text:p text:style-name="Standard"/>
      <text:p text:style-name="Standard">Original (not removable) parameters:</text:p>
      <text:p text:style-name="Standard">-<text:s/>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text:s/>created<text:s/>games<text:s/>in the same window<text:s/>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text:s/>data is cloned to<text:s/>vectors<text:s/>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soft-page-break/>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6-27T22:15:00Z</dc:date>
    <meta:template xlink:href="Normal.dotm" xlink:type="simple"/>
    <meta:editing-cycles>395</meta:editing-cycles>
    <meta:editing-duration>PT54180S</meta:editing-duration>
    <meta:document-statistic meta:page-count="5" meta:paragraph-count="20" meta:word-count="1541" meta:character-count="10305" meta:row-count="73" meta:non-whitespace-character-count="8784"/>
  </office:meta>
</office:document-meta>
</file>